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fo:color="#000000"/>
    </style:style>
    <style:style style:name="T2" style:family="text">
      <style:text-properties fo:font-size="12.00pt" fo:font-weight="normal" fo:font-family="Arial" style:font-family-asian="Arial" style:font-family-complex="Arial" fo:background-color="transparent" fo:color="#000000"/>
    </style:style>
    <style:style style:name="T3" style:family="text">
      <style:text-properties fo:font-size="12.00pt" fo:font-weight="normal" fo:font-family="Calibri" style:font-family-asian="Calibri" style:font-family-complex="Calibri" fo:background-color="transparent" fo:color="#000000"/>
    </style:style>
    <style:style style:name="T4" style:family="text">
      <style:text-properties fo:font-size="12.00pt" fo:font-weight="normal" fo:font-family="Calibri" style:font-family-asian="Calibri" style:font-family-complex="Calibri" fo:background-color="transparent" fo:color="#000000"/>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2.00pt" fo:font-weight="normal" fo:font-family="Calibri" style:font-family-asian="Calibri" style:font-family-complex="Calibri" fo:background-color="transparent" fo:color="#000000"/>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2.00pt" fo:font-weight="normal" fo:font-family="Calibri" style:font-family-asian="Calibri" style:font-family-complex="Calibri" fo:background-color="transparent" fo:color="#000000"/>
    </style:style>
    <style:style style:name="T9" style:family="text">
      <style:text-properties fo:font-size="12.00pt" fo:font-weight="normal" fo:font-family="Calibri" style:font-family-asian="Calibri" style:font-family-complex="Calibri" fo:background-color="transparent" fo:color="#000000"/>
    </style:style>
    <style:style style:name="T10" style:family="text">
      <style:text-properties fo:font-size="12.00pt" fo:font-weight="normal" fo:font-family="Calibri" style:font-family-asian="Calibri" style:font-family-complex="Calibri" fo:background-color="transparent" fo:color="#000000"/>
    </style:style>
    <style:style style:name="T11" style:family="text">
      <style:text-properties fo:font-size="12.00pt" fo:font-weight="normal" fo:font-family="Calibri" style:font-family-asian="Calibri" style:font-family-complex="Calibri" fo:background-color="transparent" fo:color="#000000"/>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normal" fo:font-family="Calibri" style:font-family-asian="Calibri" style:font-family-complex="Calibri" fo:background-color="transparent" fo:color="#000000"/>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normal" fo:font-family="Calibri" style:font-family-asian="Calibri" style:font-family-complex="Calibri" fo:background-color="transparent" fo:color="#000000"/>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2.00pt" fo:font-weight="normal" fo:font-family="Calibri" style:font-family-asian="Calibri" style:font-family-complex="Calibri" fo:background-color="transparent" fo:color="#000000"/>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2.00pt" fo:font-weight="normal" fo:font-family="Calibri" style:font-family-asian="Calibri" style:font-family-complex="Calibri" fo:background-color="transparent" fo:color="#000000"/>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2.00pt" fo:font-weight="normal" fo:font-family="Calibri" style:font-family-asian="Calibri" style:font-family-complex="Calibri" fo:background-color="transparent" fo:color="#000000"/>
    </style:style>
    <style:style style:name="T22" style:family="text">
      <style:text-properties fo:font-size="12.00pt" fo:font-weight="normal" fo:font-family="Calibri" style:font-family-asian="Calibri" style:font-family-complex="Calibri" fo:background-color="transparent" fo:color="#000000"/>
    </style:style>
    <style:style style:name="T23" style:family="text">
      <style:text-properties fo:font-size="12.00pt" fo:font-weight="normal" fo:font-family="Calibri" style:font-family-asian="Calibri" style:font-family-complex="Calibri" fo:background-color="transparent" fo:color="#000000"/>
    </style:style>
    <style:style style:name="T24" style:family="text">
      <style:text-properties fo:font-size="12.00pt" fo:font-weight="normal" fo:font-family="'Cambria Math'" style:font-family-asian="'Cambria Math'" style:font-family-complex="'Cambria Math'" fo:background-color="transparent" fo:color="#000000"/>
    </style:style>
    <style:style style:name="T25" style:family="text">
      <style:text-properties fo:font-size="12.00pt" fo:font-weight="normal" fo:font-family="Calibri" style:font-family-asian="Calibri" style:font-family-complex="Calibri" fo:background-color="transparent" fo:color="#000000"/>
    </style:style>
    <style:style style:name="T26" style:family="text">
      <style:text-properties fo:font-size="12.00pt" fo:font-weight="normal" fo:font-family="Calibri" style:font-family-asian="Calibri" style:font-family-complex="Calibri" fo:background-color="transparent" fo:color="#000000"/>
    </style:style>
    <style:style style:name="T27" style:family="text">
      <style:text-properties fo:font-size="12.00pt" fo:font-weight="normal" fo:font-family="Calibri" style:font-family-asian="Calibri" style:font-family-complex="Calibri" fo:background-color="transparent" fo:color="#000000"/>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2.00pt" fo:font-weight="normal" fo:font-family="Calibri" style:font-family-asian="Calibri" style:font-family-complex="Calibri" fo:background-color="transparent" fo:color="#000000"/>
    </style:style>
    <style:style style:name="T30" style:family="text">
      <style:text-properties fo:font-size="12.00pt" fo:font-weight="normal" fo:font-family="Calibri" style:font-family-asian="Calibri" style:font-family-complex="Calibri" fo:background-color="transparent" fo:color="#000000"/>
    </style:style>
    <style:style style:name="T31" style:family="text">
      <style:text-properties fo:font-size="12.00pt" fo:font-weight="normal" fo:font-family="Calibri" style:font-family-asian="Calibri" style:font-family-complex="Calibri" fo:background-color="transparent" fo:color="#000000"/>
    </style:style>
    <style:style style:name="T32" style:family="text">
      <style:text-properties fo:font-size="12.00pt" fo:font-weight="normal" fo:font-family="Calibri" style:font-family-asian="Calibri" style:font-family-complex="Calibri" fo:background-color="transparent" fo:color="#000000"/>
    </style:style>
    <style:style style:name="T33" style:family="text">
      <style:text-properties fo:font-size="12.00pt" fo:font-weight="normal" fo:font-family="Calibri" style:font-family-asian="Calibri" style:font-family-complex="Calibri" fo:background-color="transparent" fo:color="#000000"/>
    </style:style>
    <style:style style:name="T34" style:family="text">
      <style:text-properties fo:font-size="12.00pt" fo:font-weight="normal" fo:font-family="Calibri" style:font-family-asian="Calibri" style:font-family-complex="Calibri" fo:background-color="transparent" fo:color="#000000"/>
    </style:style>
    <style:style style:name="T35" style:family="text">
      <style:text-properties fo:font-size="12.00pt" fo:font-weight="normal" fo:font-family="Calibri" style:font-family-asian="Calibri" style:font-family-complex="Calibri" fo:background-color="transparent" fo:color="#000000"/>
    </style:style>
    <style:style style:name="T36" style:family="text">
      <style:text-properties fo:font-size="12.00pt" fo:font-weight="normal" fo:font-family="Calibri" style:font-family-asian="Calibri" style:font-family-complex="Calibri" fo:background-color="transparent" fo:color="#000000"/>
    </style:style>
    <style:style style:name="T37" style:family="text">
      <style:text-properties fo:font-size="12.00pt" fo:font-weight="normal" fo:font-family="Calibri" style:font-family-asian="Calibri" style:font-family-complex="Calibri" fo:background-color="transparent" fo:color="#000000"/>
    </style:style>
    <style:style style:name="T38" style:family="text">
      <style:text-properties fo:font-size="12.00pt" fo:font-weight="normal" fo:font-family="Calibri" style:font-family-asian="Calibri" style:font-family-complex="Calibri" fo:background-color="transparent" fo:color="#000000"/>
    </style:style>
    <style:style style:name="T39" style:family="text">
      <style:text-properties fo:font-size="12.00pt" fo:font-weight="normal" fo:font-family="Calibri" style:font-family-asian="Calibri" style:font-family-complex="Calibri" fo:background-color="transparent" fo:color="#000000"/>
    </style:style>
    <style:style style:name="T40" style:family="text">
      <style:text-properties fo:font-size="12.00pt" fo:font-weight="normal" fo:font-family="Calibri" style:font-family-asian="Calibri" style:font-family-complex="Calibri" fo:background-color="transparent" fo:color="#000000"/>
    </style:style>
    <style:style style:name="T41" style:family="text">
      <style:text-properties fo:font-size="12.00pt" fo:font-weight="normal" fo:font-family="Calibri" style:font-family-asian="Calibri" style:font-family-complex="Calibri" fo:background-color="transparent" fo:color="#000000"/>
    </style:style>
    <style:style style:name="T42" style:family="text">
      <style:text-properties fo:font-size="12.00pt" fo:font-weight="normal" fo:font-family="Calibri" style:font-family-asian="Calibri" style:font-family-complex="Calibri" fo:background-color="transparent" fo:color="#000000"/>
    </style:style>
    <style:style style:name="T43" style:family="text">
      <style:text-properties fo:font-size="12.00pt" fo:font-weight="normal" fo:font-family="Calibri" style:font-family-asian="Calibri" style:font-family-complex="Calibri" fo:background-color="transparent" fo:color="#00000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Participation: Clarify Requirements</text:span></text:p>
      <text:p text:style-name="P1"><text:span text:style-name="T1"/></text:p>
      <text:p text:style-name="P1"><text:span text:style-name="T1">Sales Tracking Dashboard</text:span></text:p>
      <text:p text:style-name="P1"><text:span text:style-name="T1"/></text:p>
      <text:p text:style-name="P1"><text:span text:style-name="T1">Team work, how split up work.</text:span></text:p>
      <text:p text:style-name="P1"><text:span text:style-name="T1"/></text:p>
      <text:p text:style-name="P1"><text:span text:style-name="T1">Location, Product Line, Deal Size, Status</text:span></text:p>
      <text:p text:style-name="P1"><text:span text:style-name="T1"/></text:p>
      <text:p text:style-name="P1"><text:span text:style-name="T1">Monthly Sales</text:span></text:p>
      <text:p text:style-name="P1"><text:span text:style-name="T1"/></text:p>
      <text:p text:style-name="P1"><text:span text:style-name="T1">Project 12 months</text:span></text:p>
      <text:p text:style-name="P1"><text:span text:style-name="T1"/></text:p>
      <text:p text:style-name="P1"><text:span text:style-name="T1">Typical sale size</text:span></text:p>
      <text:p text:style-name="P1"><text:span text:style-name="T1"/></text:p>
      <text:p text:style-name="P1"><text:span text:style-name="T1">Best customers</text:span></text:p>
      <text:p text:style-name="P1"><text:span text:style-name="T1"/></text:p>
      <text:p text:style-name="P1"><text:span text:style-name="T1">Other insights</text:span></text:p>
      <text:p text:style-name="P1"><text:span text:style-name="T1"/></text:p>
      <text:p text:style-name="P1"><text:span text:style-name="T1"/></text:p>
      <text:p text:style-name="P1"><text:span text:style-name="T1">TURN IN</text:span></text:p>
      <text:p text:style-name="P1"><text:span text:style-name="T1"/></text:p>
      <text:p text:style-name="P1"><text:span text:style-name="T1">Project template with: Business objective</text:span></text:p>
      <text:p text:style-name="P1"><text:span text:style-name="T1">Expected uses</text:span></text:p>
      <text:p text:style-name="P1"><text:span text:style-name="T1">Question: does business objective and expected uses cross pollinate/are they the same item sometimes? Or is business objective like : “Allocate advertising funding effectively” and Expected uses is “Provide weekly reviews of sales numbers<text:s/></text:span><text:span text:style-name="T2">–</text:span><text:span text:style-name="T3"><text:s text:c="2"/>ie allowing advertising allocation efficiency”</text:span></text:p>
      <text:p text:style-name="P1"><text:span text:style-name="T3">reporting requirements<text:s/></text:span><text:span text:style-name="T4">–</text:span><text:span text:style-name="T5"><text:s/>CLEAR</text:span></text:p>
      <text:p text:style-name="P1"><text:span text:style-name="T5">data requirements<text:s/></text:span><text:span text:style-name="T6">–</text:span><text:span text:style-name="T7"><text:s/>CLEAR</text:span></text:p>
      <text:p text:style-name="P1"><text:span text:style-name="T7">data dictionary and definitions<text:s/></text:span><text:span text:style-name="T8">–</text:span><text:span text:style-name="T9"><text:s/>CLEAR</text:span></text:p>
      <text:p text:style-name="P1"><text:span text:style-name="T9">out of scope<text:s/></text:span><text:span text:style-name="T10">–</text:span><text:span text:style-name="T11"><text:s/>Questions<text:s/></text:span><text:span text:style-name="T12">–</text:span><text:span text:style-name="T13"><text:s/>production recs?</text:span></text:p>
      <text:p text:style-name="P1"><text:span text:style-name="T13"/></text:p>
      <text:p text:style-name="P1"><text:span text:style-name="T13">Tableau file itself (the one presented)</text:span></text:p>
      <text:p text:style-name="P1"><text:span text:style-name="T13"/></text:p>
      <text:p text:style-name="P1"><text:span text:style-name="T13">Submit a comment with:</text:span></text:p>
      <text:p text:style-name="P1"><text:span text:style-name="T13">Parts of assignment contributed to<text:s/></text:span><text:span text:style-name="T14">–</text:span><text:span text:style-name="T15"><text:s/>CLEAR</text:span></text:p>
      <text:p text:style-name="P1"><text:span text:style-name="T15">Hardest parts of assignment<text:s/></text:span><text:span text:style-name="T16">–</text:span><text:span text:style-name="T17"><text:s/>CLEAR</text:span></text:p>
      <text:p text:style-name="P1"><text:span text:style-name="T17">Any challenges with group this week<text:s/></text:span><text:span text:style-name="T18">–</text:span><text:span text:style-name="T19"><text:s/>CLEAR</text:span></text:p>
      <text:p text:style-name="P1"><text:span text:style-name="T19"/></text:p>
      <text:p text:style-name="P1"><text:span text:style-name="T19">PRESENTATION</text:span></text:p>
      <text:p text:style-name="P1"><text:span text:style-name="T19">5-10 min</text:span></text:p>
      <text:p text:style-name="P1"><text:span text:style-name="T19">Data proj template and assumptions made about data</text:span></text:p>
      <text:p text:style-name="P1"><text:span text:style-name="T19">viz communicating requirements</text:span></text:p>
      <text:p text:style-name="P1"><text:span text:style-name="T19">Dashboard and story in tableau</text:span></text:p>
      <text:p text:style-name="P1"><text:span text:style-name="T19">All members participate:<text:s text:c="2"/>Q: how break up presentation? </text:span></text:p>
      <text:p text:style-name="P1"><text:span text:style-name="T19">Possible A:</text:span></text:p>
      <text:p text:style-name="P1"><text:span text:style-name="T19">Pres 1. intro/reqs and project template</text:span></text:p>
      <text:p text:style-name="P1"><text:span text:style-name="T19">pres 2. data dictionary/assumptions made and data sources</text:span></text:p>
      <text:p text:style-name="P1"><text:span text:style-name="T19">pres 3. visualizations, and process/how they answer the requirements</text:span></text:p>
      <text:p text:style-name="P1"><text:span text:style-name="T19">pres 4. Story and dashboard, and why choices in visuals/layout for ease of communication</text:span></text:p>
      <text:p text:style-name="P1"><text:span text:style-name="T19"/></text:p>
      <text:p text:style-name="P1"><text:span text:style-name="T19">Use github</text:span></text:p>
      <text:p text:style-name="P1"><text:span text:style-name="T19">Q: when should we meet</text:span></text:p>
      <text:p text:style-name="P1"><text:span text:style-name="T19">teamwork dreamwork</text:span></text:p>
      <text:p text:style-name="P1"><text:span text:style-name="T19"/></text:p>
      <text:p text:style-name="P1"><text:span text:style-name="T19">Q: Should we use Tableau Prep for practice? Or is server better practice?</text:span></text:p>
      <text:p text:style-name="P1"><text:span text:style-name="T19"/></text:p>
      <text:p text:style-name="P1"><text:span text:style-name="T19"/></text:p>
      <text:p text:style-name="P1"><text:span text:style-name="T19">Clarifying questions for personas:</text:span></text:p>
      <text:p text:style-name="P1"><text:span text:style-name="T19">VP of Sales</text:span></text:p>
      <text:p text:style-name="P1"><text:span text:style-name="T19">Data Expert</text:span></text:p>
      <text:p text:style-name="P1"><text:span text:style-name="T19"/></text:p>
      <text:p text:style-name="P1"><text:span text:style-name="T19">VP of Sales</text:span></text:p>
      <text:p text:style-name="P1"><text:span text:style-name="T19">Q</text:span></text:p>
      <text:p text:style-name="P1"><text:span text:style-name="T19">What are our goals, are we allocating/focusing advertising, determining who to reach out to for customer retention.</text:span></text:p>
      <text:p text:style-name="P1"><text:span text:style-name="T19">Q</text:span></text:p>
      <text:p text:style-name="P1"><text:span text:style-name="T19">What time scale is most useful for you monthly, quarterly, weekly. How far out are we projecting.</text:span></text:p>
      <text:p text:style-name="P1"><text:span text:style-name="T19"/></text:p>
      <text:p text:style-name="P1"><text:span text:style-name="T19">For Data expert</text:span></text:p>
      <text:p text:style-name="P1"><text:span text:style-name="T19">Q</text:span></text:p>
      <text:p text:style-name="P1"><text:span text:style-name="T19">What fields do we have suitable data for a normal distribution/is there prior analysis we should be aware of or referencing for identifying efficacy of past projections etc. allowing us to avoid pitfalls.</text:span></text:p>
      <text:p text:style-name="P1"><text:span text:style-name="T19"/></text:p>
      <text:p text:style-name="P1"><text:span text:style-name="T19">Q</text:span></text:p>
      <text:p text:style-name="P1"><text:span text:style-name="T19">Any oddball things we should be aware of</text:span></text:p>
      <text:p text:style-name="P1"><text:span text:style-name="T19">Q</text:span></text:p>
      <text:p text:style-name="P1"><text:span text:style-name="T19">How is the data structured, relational database etc,</text:span></text:p>
      <text:p text:style-name="P1"><text:span text:style-name="T19">Q</text:span></text:p>
      <text:p text:style-name="P1"><text:span text:style-name="T19">is it useful to have the projections etc in a csv format, any additional formats other than Tableau workbook which would be useful.</text:span></text:p>
      <text:p text:style-name="P1"><text:span text:style-name="T19"/></text:p>
      <text:p text:style-name="P1"><text:span text:style-name="T19">Q</text:span></text:p>
      <text:p text:style-name="P1"><text:span text:style-name="T19">Will we also be using this to determine which products to produce, which product lines are in rising demand etc, and need to be produced more of.</text:span></text:p>
      <text:p text:style-name="P1"><text:span text:style-name="T19"/></text:p>
      <text:p text:style-name="P1"><text:span text:style-name="T19"/></text:p>
      <text:p text:style-name="P1"><text:span text:style-name="T19"/></text:p>
      <text:p text:style-name="P1"><text:span text:style-name="T19">ANSWERS</text:span></text:p>
      <text:p text:style-name="P1"><text:span text:style-name="T19"/></text:p>
      <text:p text:style-name="P1"><text:span text:style-name="T19">Will be reviewing our sales dashboard every week to see which regions are performing well and which poorly, which need to drum up more sales, individual sales reps will have access to the dashboard </text:span></text:p>
      <text:p text:style-name="P1"><text:span text:style-name="T19"/></text:p>
      <text:p text:style-name="P1"><text:span text:style-name="T19">Data is theoretically refreshing daily.</text:span></text:p>
      <text:p text:style-name="P1"><text:span text:style-name="T19"/></text:p>
      <text:p text:style-name="P1"><text:span text:style-name="T19">Sales team names are not in the data, but mapped to regions (sales team corresponds to region)</text:span></text:p>
      <text:p text:style-name="P1"><text:span text:style-name="T19"/></text:p>
      <text:p text:style-name="P1"><text:span text:style-name="T19">Should use in process and on hold to understand what could happen in the future</text:span></text:p>
      <text:p text:style-name="P1"><text:span text:style-name="T19"/></text:p>
      <text:p text:style-name="P1"><text:span text:style-name="T19">When doing predictions on sales, do only on shipped value</text:span></text:p>
      <text:p text:style-name="P1"><text:span text:style-name="T19"/></text:p>
      <text:p text:style-name="P1"><text:span text:style-name="T19">Statuses are important, but shipped is when it </text:span></text:p>
      <text:p text:style-name="P1"><text:span text:style-name="T19"/></text:p>
      <text:p text:style-name="P1"><text:span text:style-name="T19">Count vs count distinct</text:span></text:p>
      <text:p text:style-name="P1"><text:span text:style-name="T19">Quantity ordered: how many of whatever the product is was ordered</text:span></text:p>
      <text:p text:style-name="P1"><text:span text:style-name="T19">Count: Count number of rows that have filled in data</text:span></text:p>
      <text:p text:style-name="P1"><text:span text:style-name="T19">Distinct count: avoids duplicates<text:s/></text:span><text:span text:style-name="T20">–</text:span><text:span text:style-name="T21"><text:s/>loses info<text:s/></text:span><text:span text:style-name="T22">–</text:span><text:span text:style-name="T23"><text:s/>would only count orders of 100 once, may use on order number though, ie on distinct keys</text:span></text:p>
      <text:p text:style-name="P1"><text:span text:style-name="T23"/></text:p>
      <text:p text:style-name="P1"><text:span text:style-name="T23">Explore why Madrid has a lot of sales and what is popular, and drive strategy suggestion</text:span></text:p>
      <text:p text:style-name="P1"><text:span text:style-name="T23"/></text:p>
      <text:p text:style-name="P1"><text:span text:style-name="T23">See if this is a particular customer ordering a lot, or repeat items etc, maybe a particular product line that is popular</text:span></text:p>
      <text:p text:style-name="P1"><text:span text:style-name="T23"/></text:p>
      <text:p text:style-name="P1"><text:span text:style-name="T23">Dollar value is the sales number we care about Sales number<text:s/></text:span><text:span text:style-name="T24">→</text:span><text:span text:style-name="T25"><text:s/>volume less important</text:span></text:p>
      <text:p text:style-name="P1"><text:span text:style-name="T25"/></text:p>
      <text:p text:style-name="P1"><text:span text:style-name="T25">Assuming we have infinite models<text:s/></text:span><text:span text:style-name="T26">–</text:span><text:span text:style-name="T27"><text:s/>ignoring manufacturing<text:s/></text:span><text:span text:style-name="T28">–</text:span><text:span text:style-name="T29"><text:s/>production on demand</text:span></text:p>
      <text:p text:style-name="P1"><text:span text:style-name="T29"/></text:p>
      <text:p text:style-name="P1"><text:span text:style-name="T29">How define best customer?</text:span></text:p>
      <text:p text:style-name="P1"><text:span text:style-name="T29">Whoever is spending the most money with us.</text:span></text:p>
      <text:p text:style-name="P1"><text:span text:style-name="T29"/></text:p>
      <text:p text:style-name="P1"><text:span text:style-name="T29">Assuming that historical trends will continue.</text:span></text:p>
      <text:p text:style-name="P1"><text:span text:style-name="T29"/></text:p>
      <text:p text:style-name="P1"><text:span text:style-name="T29">Covering forecasting next week, utilize</text:span></text:p>
      <text:p text:style-name="P1"><text:span text:style-name="T29"/></text:p>
      <text:p text:style-name="P1"><text:span text:style-name="T29">Seasonality/ cyclical by quarter</text:span></text:p>
      <text:p text:style-name="P1"><text:span text:style-name="T29"/></text:p>
      <text:p text:style-name="P1"><text:span text:style-name="T29">Ignore dates mostly/ assume that we are back in 2005</text:span></text:p>
      <text:p text:style-name="P1"><text:span text:style-name="T29">Maps are pretty and cool</text:span></text:p>
      <text:p text:style-name="P1"><text:span text:style-name="T29"/></text:p>
      <text:p text:style-name="P1"><text:span text:style-name="T29">Think about what communicates the information best while still providing interesting visuals</text:span></text:p>
      <text:p text:style-name="P1"><text:span text:style-name="T29"/></text:p>
      <text:p text:style-name="P1"><text:span text:style-name="T29">Provide tooltips<text:s/></text:span><text:span text:style-name="T30">–</text:span><text:span text:style-name="T31"><text:s/>at hover in tableau, gives poput tooltip box</text:span></text:p>
      <text:p text:style-name="P1"><text:span text:style-name="T31"/></text:p>
      <text:p text:style-name="P1"><text:span text:style-name="T31">Make numbers accessible through the tool tip.</text:span></text:p>
      <text:p text:style-name="P1"><text:span text:style-name="T31"/></text:p>
      <text:p text:style-name="P1"><text:span text:style-name="T31">Some relationship to look at between MSRP, Priceeach, Quantity ordered, and sales</text:span></text:p>
      <text:p text:style-name="P1"><text:span text:style-name="T32">–</text:span><text:span text:style-name="T33"><text:s/>some inconsistency</text:span><text:span text:style-name="T34">–</text:span><text:span text:style-name="T35"><text:s/>not for project<text:s/></text:span><text:span text:style-name="T36">–</text:span><text:span text:style-name="T37"><text:s/>but make hypothesis about that.</text:span></text:p>
      <text:p text:style-name="P1"><text:span text:style-name="T37"/></text:p>
      <text:p text:style-name="P1"><text:span text:style-name="T37">No advanced predictions beyond whats available in tableau. </text:span></text:p>
      <text:p text:style-name="P1"><text:span text:style-name="T37"/></text:p>
      <text:p text:style-name="P1"><text:span text:style-name="T37">Good sales in december<text:s/></text:span><text:span text:style-name="T38">–</text:span><text:span text:style-name="T39"><text:s/>how to normalize sales across year.</text:span></text:p>
      <text:p text:style-name="P1"><text:span text:style-name="T39"/></text:p>
      <text:p text:style-name="P1"><text:span text:style-name="T39">Focus on country state territory<text:s/></text:span><text:span text:style-name="T40">–</text:span><text:span text:style-name="T41"><text:s/>if interesting things about city<text:s/></text:span><text:span text:style-name="T42">–</text:span><text:span text:style-name="T43"><text:s/>can include, but start higher level</text:span></text:p>
      <text:p text:style-name="P1"><text:span text:style-name="T43"/></text:p>
      <text:p text:style-name="P1"><text:span text:style-name="T43"/></text:p>
      <text:p text:style-name="P1"><text:span text:style-name="T4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